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8000" draw:fill="solid" draw:fill-color="#00b8ff" draw:textarea-horizontal-align="center" draw:textarea-vertical-align="middle"/>
    </style:style>
    <style:style style:name="gr2" style:family="graphic" style:parent-style-name="standard">
      <style:graphic-properties svg:stroke-color="#008000" draw:fill="solid" draw:fill-color="#008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0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889cm"/>
    </style:style>
    <style:style style:name="gr5" style:family="graphic" style:parent-style-name="standard">
      <style:graphic-properties draw:stroke="dash" draw:stroke-dash="Ultrafine_20_Dashed" svg:stroke-color="#800000" draw:fill="solid" draw:fill-color="#00b8ff" draw:textarea-horizontal-align="center" draw:textarea-vertical-align="middle"/>
    </style:style>
    <style:style style:name="gr6" style:family="graphic" style:parent-style-name="standard">
      <style:graphic-properties svg:stroke-color="#800000" draw:fill="solid" draw:fill-color="#8000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9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225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="solid" draw:fill-color="#00000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3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5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272cm"/>
    </style:style>
    <style:style style:name="gr1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51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16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574cm"/>
    </style:style>
    <style:style style:name="gr20" style:family="graphic" style:parent-style-name="objectwithoutfill">
      <style:graphic-properties draw:fill="none" draw:textarea-horizontal-align="center" draw:textarea-vertical-align="middle"/>
    </style:style>
    <style:style style:name="gr21" style:family="graphic" style:parent-style-name="measure">
      <style:graphic-properties draw:textarea-horizontal-align="center" draw:textarea-vertical-align="middle" draw:show-unit="tru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8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60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12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23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1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19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99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569cm"/>
    </style:style>
    <style:style style:name="gr3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1" style:family="graphic" style:parent-style-name="measure">
      <style:graphic-properties draw:textarea-horizontal-align="center" draw:textarea-vertical-align="middle" draw:line-distance="0.7cm" draw:show-unit="tru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9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8000" fo:font-size="9pt"/>
    </style:style>
    <style:style style:name="P6" style:family="paragraph">
      <style:paragraph-properties fo:margin-left="0cm" fo:margin-right="0cm" fo:text-indent="0cm"/>
      <style:text-properties fo:color="#800000" fo:font-size="9pt"/>
    </style:style>
    <style:style style:name="P7" style:family="paragraph">
      <style:paragraph-properties fo:margin-left="0cm" fo:margin-right="0cm" fo:text-indent="0cm"/>
      <style:text-properties fo:font-size="9pt"/>
    </style:style>
    <style:style style:name="P8" style:family="paragraph">
      <style:text-properties fo:font-size="9pt"/>
    </style:style>
    <style:style style:name="P9" style:family="paragraph">
      <style:paragraph-properties fo:margin-left="0cm" fo:margin-right="0cm" fo:text-align="center" text:enable-numbering="false" fo:text-indent="0cm"/>
    </style:style>
    <style:style style:name="P10" style:family="paragraph">
      <style:paragraph-properties fo:margin-left="0cm" fo:margin-right="0cm" fo:text-align="center" text:enable-numbering="false" fo:text-indent="0cm"/>
      <style:text-properties fo:font-size="9pt"/>
    </style:style>
    <style:style style:name="P11" style:family="paragraph">
      <style:paragraph-properties fo:text-align="center"/>
      <style:text-properties fo:font-size="9pt" style:font-size-asian="24pt" style:font-size-complex="24pt"/>
    </style:style>
    <style:style style:name="P12" style:family="paragraph">
      <style:paragraph-properties fo:margin-left="0cm" fo:margin-right="0cm" fo:text-indent="0cm"/>
      <style:text-properties fo:font-size="9pt" style:font-size-asian="24pt" style:font-size-complex="24pt"/>
    </style:style>
    <style:style style:name="P13" style:family="paragraph">
      <style:paragraph-properties fo:margin-left="0cm" fo:margin-right="0cm" fo:text-align="center" text:enable-numbering="false" fo:text-indent="0cm"/>
      <style:text-properties fo:font-size="9pt" style:font-size-asian="24pt" style:font-size-complex="24pt"/>
    </style:style>
    <style:style style:name="T1" style:family="text">
      <style:text-properties fo:font-size="9pt"/>
    </style:style>
    <style:style style:name="T2" style:family="text">
      <style:text-properties fo:color="#008000" fo:font-size="9pt"/>
    </style:style>
    <style:style style:name="T3" style:family="text">
      <style:text-properties fo:color="#008000" fo:font-family="'Standard Symbols L'" style:font-pitch="variable" style:font-charset="x-symbol" fo:font-size="9pt" style:font-family-asian="'Standard Symbols L'" style:font-pitch-asian="variable" style:font-charset-asian="x-symbol" style:font-family-complex="'Standard Symbols L'" style:font-pitch-complex="variable" style:font-charset-complex="x-symbol"/>
    </style:style>
    <style:style style:name="T4" style:family="text">
      <style:text-properties fo:color="#008000" fo:font-family="'Standard Symbols L'" style:font-pitch="variable" style:font-charset="x-symbol" fo:font-size="9pt"/>
    </style:style>
    <style:style style:name="T5" style:family="text">
      <style:text-properties fo:color="#800000" fo:font-size="9pt"/>
    </style:style>
    <style:style style:name="T6" style:family="text">
      <style:text-properties fo:font-family="'Standard Symbols L'" style:font-pitch="variable" style:font-charset="x-symbol" fo:font-size="9pt"/>
    </style:style>
    <style:style style:name="T7" style:family="text">
      <style:text-properties fo:font-family="'Nimbus Roman No9 L'" style:font-pitch="variable" fo:font-size="9pt" style:font-family-asian="'Nimbus Roman No9 L'" style:font-pitch-asian="variable" style:font-family-complex="'Nimbus Roman No9 L'" style:font-pitch-complex="variable"/>
    </style:style>
    <style:style style:name="T8" style:family="text">
      <style:text-properties fo:font-size="9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line draw:style-name="gr1" draw:text-style-name="P1" draw:layer="layout" svg:x1="3.551cm" svg:y1="1.257cm" svg:x2="9.005cm" svg:y2="1.257cm">
              <text:p text:style-name="P4"/>
            </draw:line>
            <draw:line draw:style-name="gr1" draw:text-style-name="P1" draw:layer="layout" svg:x1="3.551cm" svg:y1="5.257cm" svg:x2="9.005cm" svg:y2="5.257cm">
              <text:p text:style-name="P4"/>
            </draw:line>
            <draw:line draw:style-name="gr1" draw:text-style-name="P1" draw:layer="layout" svg:x1="3.551cm" svg:y1="2.257cm" svg:x2="9.005cm" svg:y2="2.257cm">
              <text:p text:style-name="P4"/>
            </draw:line>
            <draw:line draw:style-name="gr1" draw:text-style-name="P1" draw:layer="layout" svg:x1="3.551cm" svg:y1="4.257cm" svg:x2="9.005cm" svg:y2="4.257cm">
              <text:p text:style-name="P4"/>
            </draw:line>
            <draw:line draw:style-name="gr1" draw:text-style-name="P1" draw:layer="layout" svg:x1="3.551cm" svg:y1="3.253cm" svg:x2="9.005cm" svg:y2="3.257cm">
              <text:p text:style-name="P4"/>
            </draw:line>
            <draw:line draw:style-name="gr1" draw:text-style-name="P1" draw:layer="layout" svg:x1="3.805cm" svg:y1="0.757cm" svg:x2="3.815cm" svg:y2="6.757cm">
              <text:p text:style-name="P4"/>
            </draw:line>
            <draw:line draw:style-name="gr1" draw:text-style-name="P1" draw:layer="layout" svg:x1="6.807cm" svg:y1="0.757cm" svg:x2="6.804cm" svg:y2="6.757cm">
              <text:p text:style-name="P4"/>
            </draw:line>
            <draw:line draw:style-name="gr1" draw:text-style-name="P1" draw:layer="layout" svg:x1="4.815cm" svg:y1="0.757cm" svg:x2="4.805cm" svg:y2="6.757cm">
              <text:p text:style-name="P4"/>
            </draw:line>
            <draw:line draw:style-name="gr1" draw:text-style-name="P1" draw:layer="layout" svg:x1="7.801cm" svg:y1="0.757cm" svg:x2="7.803cm" svg:y2="6.757cm">
              <text:p text:style-name="P4"/>
            </draw:line>
            <draw:line draw:style-name="gr1" draw:text-style-name="P1" draw:layer="layout" svg:x1="5.808cm" svg:y1="0.757cm" svg:x2="5.805cm" svg:y2="6.757cm">
              <text:p text:style-name="P4"/>
            </draw:line>
            <draw:line draw:style-name="gr1" draw:text-style-name="P1" draw:layer="layout" svg:x1="8.805cm" svg:y1="0.757cm" svg:x2="8.802cm" svg:y2="6.757cm">
              <text:p text:style-name="P4"/>
            </draw:line>
            <draw:circle draw:style-name="gr2" draw:text-style-name="P3" draw:layer="layout" svg:width="0.2cm" svg:height="0.2cm" svg:x="3.705cm" svg:y="1.157cm">
              <text:p text:style-name="P2"><text:span text:style-name="T1">ﾲ</text:span></text:p>
            </draw:circle>
            <draw:circle draw:style-name="gr2" draw:text-style-name="P3" draw:layer="layout" svg:width="0.2cm" svg:height="0.2cm" svg:x="8.705cm" svg:y="1.157cm">
              <text:p text:style-name="P2"><text:span text:style-name="T1">ﾲ</text:span></text:p>
            </draw:circle>
            <draw:circle draw:style-name="gr2" draw:text-style-name="P3" draw:layer="layout" svg:width="0.2cm" svg:height="0.2cm" svg:x="3.705cm" svg:y="2.157cm">
              <text:p text:style-name="P2"><text:span text:style-name="T1">ﾲ</text:span></text:p>
            </draw:circle>
            <draw:circle draw:style-name="gr2" draw:text-style-name="P3" draw:layer="layout" svg:width="0.2cm" svg:height="0.2cm" svg:x="4.705cm" svg:y="1.157cm">
              <text:p text:style-name="P2"><text:span text:style-name="T1">ﾲ</text:span></text:p>
            </draw:circle>
            <draw:circle draw:style-name="gr2" draw:text-style-name="P3" draw:layer="layout" svg:width="0.2cm" svg:height="0.2cm" svg:x="3.705cm" svg:y="6.157cm">
              <text:p text:style-name="P2"><text:span text:style-name="T1">ﾲ</text:span></text:p>
            </draw:circle>
            <draw:circle draw:style-name="gr2" draw:text-style-name="P3" draw:layer="layout" svg:width="0.2cm" svg:height="0.2cm" svg:x="8.705cm" svg:y="6.157cm">
              <text:p text:style-name="P2"><text:span text:style-name="T1">ﾲ</text:span></text:p>
            </draw:circle>
            <draw:frame draw:style-name="gr3" draw:text-style-name="P5" draw:layer="layout" svg:width="1.056cm" svg:height="0.446cm" draw:transform="rotate (-1.57079632679579) translate (4.103cm 7.012cm)">
              <draw:text-box>
                <text:p text:style-name="P4"><text:span text:style-name="T2">rlonu(1)</text:span></text:p>
              </draw:text-box>
            </draw:frame>
            <draw:frame draw:style-name="gr4" draw:text-style-name="P5" draw:layer="layout" svg:width="3.432cm" svg:height="0.446cm" draw:transform="rotate (-1.57079632679579) translate (9.123cm 6.992cm)">
              <draw:text-box>
                <text:p text:style-name="P4"><text:span text:style-name="T2">rlonu(iim+1)</text:span><text:span text:style-name="T3"></text:span><text:span text:style-name="T2">rlonu(1)[2</text:span><text:span text:style-name="T4">p</text:span><text:span text:style-name="T2">]</text:span></text:p>
              </draw:text-box>
            </draw:frame>
            <draw:line draw:style-name="gr1" draw:text-style-name="P1" draw:layer="layout" svg:x1="3.551cm" svg:y1="6.257cm" svg:x2="9.005cm" svg:y2="6.257cm">
              <text:p text:style-name="P4"/>
            </draw:line>
            <draw:circle draw:style-name="gr2" draw:text-style-name="P3" draw:layer="layout" svg:width="0.2cm" svg:height="0.2cm" svg:x="7.705cm" svg:y="6.157cm">
              <text:p text:style-name="P2"><text:span text:style-name="T1">ﾲ</text:span></text:p>
            </draw:circle>
          </draw:g>
          <draw:g>
            <draw:line draw:style-name="gr5" draw:text-style-name="P1" draw:layer="layout" svg:x1="3.051cm" svg:y1="1.757cm" svg:x2="8.505cm" svg:y2="1.757cm">
              <text:p text:style-name="P4"/>
            </draw:line>
            <draw:line draw:style-name="gr5" draw:text-style-name="P1" draw:layer="layout" svg:x1="3.051cm" svg:y1="2.757cm" svg:x2="8.505cm" svg:y2="2.757cm">
              <text:p text:style-name="P4"/>
            </draw:line>
            <draw:line draw:style-name="gr5" draw:text-style-name="P1" draw:layer="layout" svg:x1="3.051cm" svg:y1="4.757cm" svg:x2="8.505cm" svg:y2="4.757cm">
              <text:p text:style-name="P4"/>
            </draw:line>
            <draw:line draw:style-name="gr5" draw:text-style-name="P1" draw:layer="layout" svg:x1="3.051cm" svg:y1="3.753cm" svg:x2="8.505cm" svg:y2="3.757cm">
              <text:p text:style-name="P4"/>
            </draw:line>
            <draw:line draw:style-name="gr5" draw:text-style-name="P1" draw:layer="layout" svg:x1="3.295cm" svg:y1="1.534cm" svg:x2="3.305cm" svg:y2="5.857cm">
              <text:p text:style-name="P4"/>
            </draw:line>
            <draw:line draw:style-name="gr5" draw:text-style-name="P1" draw:layer="layout" svg:x1="6.308cm" svg:y1="1.534cm" svg:x2="6.305cm" svg:y2="5.857cm">
              <text:p text:style-name="P4"/>
            </draw:line>
            <draw:line draw:style-name="gr5" draw:text-style-name="P1" draw:layer="layout" svg:x1="4.308cm" svg:y1="1.534cm" svg:x2="4.305cm" svg:y2="5.857cm">
              <text:p text:style-name="P4"/>
            </draw:line>
            <draw:line draw:style-name="gr5" draw:text-style-name="P1" draw:layer="layout" svg:x1="7.303cm" svg:y1="1.534cm" svg:x2="7.305cm" svg:y2="5.857cm">
              <text:p text:style-name="P4"/>
            </draw:line>
            <draw:line draw:style-name="gr5" draw:text-style-name="P1" draw:layer="layout" svg:x1="5.308cm" svg:y1="1.534cm" svg:x2="5.305cm" svg:y2="5.857cm">
              <text:p text:style-name="P4"/>
            </draw:line>
            <draw:line draw:style-name="gr5" draw:text-style-name="P1" draw:layer="layout" svg:x1="8.308cm" svg:y1="1.534cm" svg:x2="8.305cm" svg:y2="5.857cm">
              <text:p text:style-name="P4"/>
            </draw:line>
            <draw:circle draw:style-name="gr6" draw:text-style-name="P3" draw:layer="layout" svg:width="0.2cm" svg:height="0.2cm" svg:x="3.205cm" svg:y="1.657cm">
              <text:p text:style-name="P4"/>
            </draw:circle>
            <draw:circle draw:style-name="gr6" draw:text-style-name="P3" draw:layer="layout" svg:width="0.2cm" svg:height="0.2cm" svg:x="4.205cm" svg:y="1.657cm">
              <text:p text:style-name="P4"/>
            </draw:circle>
            <draw:circle draw:style-name="gr6" draw:text-style-name="P3" draw:layer="layout" svg:width="0.2cm" svg:height="0.2cm" svg:x="3.205cm" svg:y="5.657cm">
              <text:p text:style-name="P4"/>
            </draw:circle>
            <draw:circle draw:style-name="gr6" draw:text-style-name="P3" draw:layer="layout" svg:width="0.2cm" svg:height="0.2cm" svg:x="8.205cm" svg:y="1.657cm">
              <text:p text:style-name="P4"/>
            </draw:circle>
            <draw:circle draw:style-name="gr6" draw:text-style-name="P3" draw:layer="layout" svg:width="0.2cm" svg:height="0.2cm" svg:x="8.205cm" svg:y="5.657cm">
              <text:p text:style-name="P4"/>
            </draw:circle>
            <draw:circle draw:style-name="gr6" draw:text-style-name="P3" draw:layer="layout" svg:width="0.2cm" svg:height="0.2cm" svg:x="7.205cm" svg:y="5.657cm">
              <text:p text:style-name="P4"/>
            </draw:circle>
            <draw:circle draw:style-name="gr6" draw:text-style-name="P3" draw:layer="layout" svg:width="0.2cm" svg:height="0.2cm" svg:x="3.205cm" svg:y="4.657cm">
              <text:p text:style-name="P4"/>
            </draw:circle>
            <draw:frame draw:style-name="gr7" draw:text-style-name="P6" draw:layer="layout" svg:width="0.963cm" svg:height="0.446cm" svg:x="1.905cm" svg:y="1.457cm">
              <draw:text-box>
                <text:p text:style-name="P4"><text:span text:style-name="T5">rlatv(1)</text:span></text:p>
              </draw:text-box>
            </draw:frame>
            <draw:circle draw:style-name="gr6" draw:text-style-name="P3" draw:layer="layout" svg:width="0.2cm" svg:height="0.2cm" svg:x="3.205cm" svg:y="2.657cm">
              <text:p text:style-name="P4"/>
            </draw:circle>
            <draw:frame draw:style-name="gr8" draw:text-style-name="P6" draw:layer="layout" svg:width="1.225cm" svg:height="0.446cm" svg:x="1.705cm" svg:y="5.457cm">
              <draw:text-box>
                <text:p text:style-name="P4"><text:span text:style-name="T5">rlatv(jjm)</text:span></text:p>
              </draw:text-box>
            </draw:frame>
            <draw:line draw:style-name="gr5" draw:text-style-name="P1" draw:layer="layout" svg:x1="3.051cm" svg:y1="5.757cm" svg:x2="8.505cm" svg:y2="5.757cm">
              <text:p text:style-name="P4"/>
            </draw:line>
          </draw:g>
          <draw:g>
            <draw:line draw:style-name="gr9" draw:text-style-name="P1" draw:layer="layout" svg:x1="3.051cm" svg:y1="1.257cm" svg:x2="8.505cm" svg:y2="1.257cm">
              <text:p text:style-name="P4"/>
            </draw:line>
            <draw:line draw:style-name="gr9" draw:text-style-name="P1" draw:layer="layout" svg:x1="3.051cm" svg:y1="5.257cm" svg:x2="8.505cm" svg:y2="5.257cm">
              <text:p text:style-name="P4"/>
            </draw:line>
            <draw:line draw:style-name="gr9" draw:text-style-name="P1" draw:layer="layout" svg:x1="3.051cm" svg:y1="2.257cm" svg:x2="8.505cm" svg:y2="2.257cm">
              <text:p text:style-name="P4"/>
            </draw:line>
            <draw:line draw:style-name="gr9" draw:text-style-name="P1" draw:layer="layout" svg:x1="3.051cm" svg:y1="4.257cm" svg:x2="8.505cm" svg:y2="4.257cm">
              <text:p text:style-name="P4"/>
            </draw:line>
            <draw:line draw:style-name="gr9" draw:text-style-name="P1" draw:layer="layout" svg:x1="3.051cm" svg:y1="3.253cm" svg:x2="8.505cm" svg:y2="3.257cm">
              <text:p text:style-name="P4"/>
            </draw:line>
            <draw:line draw:style-name="gr9" draw:text-style-name="P1" draw:layer="layout" svg:x1="3.295cm" svg:y1="1.034cm" svg:x2="3.305cm" svg:y2="6.757cm">
              <text:p text:style-name="P4"/>
            </draw:line>
            <draw:line draw:style-name="gr9" draw:text-style-name="P1" draw:layer="layout" svg:x1="6.308cm" svg:y1="1.034cm" svg:x2="6.305cm" svg:y2="6.757cm">
              <text:p text:style-name="P4"/>
            </draw:line>
            <draw:line draw:style-name="gr9" draw:text-style-name="P1" draw:layer="layout" svg:x1="4.308cm" svg:y1="1.034cm" svg:x2="4.305cm" svg:y2="6.757cm">
              <text:p text:style-name="P4"/>
            </draw:line>
            <draw:line draw:style-name="gr9" draw:text-style-name="P1" draw:layer="layout" svg:x1="7.303cm" svg:y1="1.034cm" svg:x2="7.305cm" svg:y2="6.757cm">
              <text:p text:style-name="P4"/>
            </draw:line>
            <draw:line draw:style-name="gr9" draw:text-style-name="P1" draw:layer="layout" svg:x1="5.308cm" svg:y1="1.034cm" svg:x2="5.305cm" svg:y2="6.757cm">
              <text:p text:style-name="P4"/>
            </draw:line>
            <draw:line draw:style-name="gr9" draw:text-style-name="P1" draw:layer="layout" svg:x1="8.308cm" svg:y1="1.034cm" svg:x2="8.305cm" svg:y2="6.757cm">
              <text:p text:style-name="P4"/>
            </draw:line>
            <draw:circle draw:style-name="gr10" draw:text-style-name="P3" draw:layer="layout" svg:width="0.2cm" svg:height="0.2cm" svg:x="3.205cm" svg:y="1.157cm">
              <text:p text:style-name="P4"/>
            </draw:circle>
            <draw:circle draw:style-name="gr10" draw:text-style-name="P3" draw:layer="layout" svg:width="0.2cm" svg:height="0.2cm" svg:x="8.205cm" svg:y="1.157cm">
              <text:p text:style-name="P4"/>
            </draw:circle>
            <draw:frame draw:style-name="gr11" draw:text-style-name="P7" draw:layer="layout" svg:width="2.009cm" svg:height="0.446cm" draw:transform="rotate (-1.57079632679579) translate (8.603cm 7.007cm)">
              <draw:text-box>
                <text:p text:style-name="P4"><text:span text:style-name="T1">rlonv(iim+1)=</text:span><text:span text:style-name="T6">p</text:span></text:p>
              </draw:text-box>
            </draw:frame>
            <draw:frame draw:style-name="gr12" draw:text-style-name="P7" draw:layer="layout" svg:width="1.514cm" svg:height="0.446cm" draw:transform="rotate (-1.57079632679579) translate (3.603cm 7.007cm)">
              <draw:text-box>
                <text:p text:style-name="P4"><text:span text:style-name="T1">rlonv(1)=-</text:span><text:span text:style-name="T6">p</text:span></text:p>
              </draw:text-box>
            </draw:frame>
            <draw:frame draw:style-name="gr13" draw:text-style-name="P7" draw:layer="layout" svg:width="1.565cm" svg:height="0.446cm" svg:x="1.405cm" svg:y="0.957cm">
              <draw:text-box>
                <text:p text:style-name="P4"><text:span text:style-name="T1">rlatu(1)=</text:span><text:span text:style-name="T6">p</text:span><text:span text:style-name="T1">/2</text:span></text:p>
              </draw:text-box>
            </draw:frame>
            <draw:frame draw:style-name="gr14" draw:text-style-name="P7" draw:layer="layout" svg:width="2.272cm" svg:height="0.446cm" svg:x="0.705cm" svg:y="6.011cm">
              <draw:text-box>
                <text:p text:style-name="P4"><text:span text:style-name="T1">rlatu(jjm+1)=-</text:span><text:span text:style-name="T6">p</text:span><text:span text:style-name="T1">/2</text:span></text:p>
              </draw:text-box>
            </draw:frame>
            <draw:circle draw:style-name="gr10" draw:text-style-name="P3" draw:layer="layout" svg:width="0.2cm" svg:height="0.2cm" svg:x="3.205cm" svg:y="6.157cm">
              <text:p text:style-name="P4"/>
            </draw:circle>
            <draw:circle draw:style-name="gr10" draw:text-style-name="P3" draw:layer="layout" svg:width="0.2cm" svg:height="0.2cm" svg:x="3.205cm" svg:y="2.157cm">
              <text:p text:style-name="P4"/>
            </draw:circle>
            <draw:circle draw:style-name="gr10" draw:text-style-name="P3" draw:layer="layout" svg:width="0.2cm" svg:height="0.2cm" svg:x="4.205cm" svg:y="1.157cm">
              <text:p text:style-name="P4"/>
            </draw:circle>
            <draw:circle draw:style-name="gr10" draw:text-style-name="P3" draw:layer="layout" svg:width="0.2cm" svg:height="0.2cm" svg:x="8.205cm" svg:y="6.157cm">
              <text:p text:style-name="P4"/>
            </draw:circle>
            <draw:circle draw:style-name="gr10" draw:text-style-name="P3" draw:layer="layout" svg:width="0.2cm" svg:height="0.2cm" svg:x="3.205cm" svg:y="5.157cm">
              <text:p text:style-name="P4"/>
            </draw:circle>
            <draw:line draw:style-name="gr9" draw:text-style-name="P1" draw:layer="layout" svg:x1="3.051cm" svg:y1="6.257cm" svg:x2="8.505cm" svg:y2="6.257cm">
              <text:p text:style-name="P4"/>
            </draw:line>
            <draw:circle draw:style-name="gr10" draw:text-style-name="P3" draw:layer="layout" svg:width="0.2cm" svg:height="0.2cm" svg:x="7.205cm" svg:y="6.157cm">
              <text:p text:style-name="P4"/>
            </draw:circle>
          </draw:g>
          <draw:line draw:style-name="gr15" draw:text-style-name="P3" draw:layer="layout" svg:x1="4.423cm" svg:y1="8.457cm" svg:x2="7.423cm" svg:y2="8.457cm">
            <text:p text:style-name="P2"><text:span text:style-name="T1">longitude</text:span></text:p>
            <text:p text:style-name="P2"><text:span text:style-name="T1">dimension n° 1</text:span></text:p>
          </draw:line>
          <draw:line draw:style-name="gr15" draw:text-style-name="P3" draw:layer="layout" svg:x1="1.323cm" svg:y1="2.457cm" svg:x2="1.323cm" svg:y2="5.457cm">
            <text:p text:style-name="P2"><text:span text:style-name="T1">latitude</text:span></text:p>
            <text:p text:style-name="P2"><text:span text:style-name="T1">dimension n° 2</text:span></text:p>
          </draw:line>
        </draw:g>
        <draw:g>
          <draw:rect draw:style-name="gr16" draw:text-style-name="P3" draw:layer="layout" svg:width="7cm" svg:height="0.5cm" svg:x="12.123cm" svg:y="3.035cm">
            <text:p text:style-name="P4"/>
          </draw:rect>
          <draw:frame draw:style-name="gr17" draw:text-style-name="P8" draw:layer="layout" svg:width="0.514cm" svg:height="0.446cm" svg:x="11.523cm" svg:y="3.035cm">
            <draw:text-box>
              <text:p text:style-name="P4"><text:span text:style-name="T1">latfi</text:span></text:p>
            </draw:text-box>
          </draw:frame>
          <draw:line draw:style-name="gr9" draw:text-style-name="P3" draw:layer="layout" svg:x1="12.623cm" svg:y1="3.035cm" svg:x2="12.623cm" svg:y2="3.535cm">
            <text:p text:style-name="P4"/>
          </draw:line>
          <draw:line draw:style-name="gr9" draw:text-style-name="P3" draw:layer="layout" svg:x1="18.623cm" svg:y1="3.035cm" svg:x2="18.623cm" svg:y2="3.535cm">
            <text:p text:style-name="P4"/>
          </draw:line>
          <draw:frame draw:style-name="gr18" draw:text-style-name="P8" draw:layer="layout" svg:width="0.163cm" svg:height="0.446cm" svg:x="12.228cm" svg:y="3.556cm">
            <draw:text-box>
              <text:p text:style-name="P4"><text:span text:style-name="T1">1</text:span></text:p>
            </draw:text-box>
          </draw:frame>
          <draw:frame draw:style-name="gr19" draw:text-style-name="P7" draw:layer="layout" svg:width="0.574cm" svg:height="0.446cm" draw:transform="rotate (-1.57079632679579) translate (19.163cm 3.656cm)">
            <draw:text-box>
              <text:p text:style-name="P4"><text:span text:style-name="T1">klon</text:span></text:p>
            </draw:text-box>
          </draw:frame>
          <draw:rect draw:style-name="gr20" draw:text-style-name="P3" draw:layer="layout" svg:width="1.5cm" svg:height="0.5cm" svg:x="12.623cm" svg:y="2.535cm">
            <text:p text:style-name="P2"><text:span text:style-name="T1">rlatu(2)</text:span></text:p>
          </draw:rect>
          <draw:rect draw:style-name="gr20" draw:text-style-name="P3" draw:layer="layout" svg:width="1.5cm" svg:height="0.5cm" svg:x="14.123cm" svg:y="2.535cm">
            <text:p text:style-name="P2"><text:span text:style-name="T1">rlatu(3)</text:span></text:p>
          </draw:rect>
          <draw:rect draw:style-name="gr20" draw:text-style-name="P3" draw:layer="layout" svg:width="1.5cm" svg:height="0.5cm" svg:x="15.623cm" svg:y="2.535cm">
            <text:p text:style-name="P2"><text:span text:style-name="T7">…</text:span></text:p>
          </draw:rect>
          <draw:rect draw:style-name="gr20" draw:text-style-name="P3" draw:layer="layout" svg:width="1.5cm" svg:height="0.5cm" svg:x="17.123cm" svg:y="2.535cm">
            <text:p text:style-name="P2"><text:span text:style-name="T1">rlatu(jjm)</text:span></text:p>
          </draw:rect>
          <draw:measure draw:style-name="gr21" draw:text-style-name="P9" draw:layer="layout" svg:x1="12.623cm" svg:y1="2.535cm" svg:x2="14.123cm" svg:y2="2.535cm">
            <text:p text:style-name="P9">iim</text:p>
          </draw:measure>
          <draw:frame draw:style-name="gr18" draw:text-style-name="P8" draw:layer="layout" svg:width="0.163cm" svg:height="0.446cm" svg:x="12.797cm" svg:y="3.556cm">
            <draw:text-box>
              <text:p text:style-name="P4"><text:span text:style-name="T1">2</text:span></text:p>
            </draw:text-box>
          </draw:frame>
          <draw:frame draw:style-name="gr22" draw:text-style-name="P7" draw:layer="layout" svg:width="0.84cm" svg:height="0.446cm" draw:transform="rotate (-1.57079632679579) translate (18.617cm 3.656cm)">
            <draw:text-box>
              <text:p text:style-name="P4"><text:span text:style-name="T1">klon-1</text:span></text:p>
            </draw:text-box>
          </draw:frame>
        </draw:g>
        <draw:g>
          <draw:rect draw:style-name="gr16" draw:text-style-name="P3" draw:layer="layout" svg:width="7cm" svg:height="0.5cm" svg:x="12.123cm" svg:y="6.535cm">
            <text:p text:style-name="P4"/>
          </draw:rect>
          <draw:frame draw:style-name="gr23" draw:text-style-name="P8" draw:layer="layout" svg:width="0.607cm" svg:height="0.446cm" svg:x="11.423cm" svg:y="6.535cm">
            <draw:text-box>
              <text:p text:style-name="P4"><text:span text:style-name="T1">lonfi</text:span></text:p>
            </draw:text-box>
          </draw:frame>
          <draw:line draw:style-name="gr9" draw:text-style-name="P3" draw:layer="layout" svg:x1="12.623cm" svg:y1="6.535cm" svg:x2="12.623cm" svg:y2="7.035cm">
            <text:p text:style-name="P4"/>
          </draw:line>
          <draw:line draw:style-name="gr9" draw:text-style-name="P3" draw:layer="layout" svg:x1="18.623cm" svg:y1="6.535cm" svg:x2="18.623cm" svg:y2="7.035cm">
            <text:p text:style-name="P4"/>
          </draw:line>
          <draw:frame draw:style-name="gr18" draw:text-style-name="P8" draw:layer="layout" svg:width="0.163cm" svg:height="0.446cm" svg:x="12.228cm" svg:y="7.021cm">
            <draw:text-box>
              <text:p text:style-name="P4"><text:span text:style-name="T1">1</text:span></text:p>
            </draw:text-box>
          </draw:frame>
          <draw:frame draw:style-name="gr19" draw:text-style-name="P7" draw:layer="layout" svg:width="0.574cm" svg:height="0.446cm" draw:transform="rotate (-1.57079632679579) translate (19.133cm 7.117cm)">
            <draw:text-box>
              <text:p text:style-name="P4"><text:span text:style-name="T1">klon</text:span></text:p>
            </draw:text-box>
          </draw:frame>
          <draw:rect draw:style-name="gr20" draw:text-style-name="P3" draw:layer="layout" svg:width="1.5cm" svg:height="0.5cm" svg:x="12.623cm" svg:y="6.035cm">
            <text:p text:style-name="P2"><text:span text:style-name="T1">rlonv(:iim)</text:span></text:p>
          </draw:rect>
          <draw:frame draw:style-name="gr18" draw:text-style-name="P8" draw:layer="layout" svg:width="0.163cm" svg:height="0.446cm" svg:x="12.809cm" svg:y="7.021cm">
            <draw:text-box>
              <text:p text:style-name="P4"><text:span text:style-name="T1">2</text:span></text:p>
            </draw:text-box>
          </draw:frame>
          <draw:frame draw:style-name="gr22" draw:text-style-name="P7" draw:layer="layout" svg:width="0.84cm" svg:height="0.446cm" draw:transform="rotate (-1.57079632679579) translate (18.633cm 7.117cm)">
            <draw:text-box>
              <text:p text:style-name="P4"><text:span text:style-name="T1">klon-1</text:span></text:p>
            </draw:text-box>
          </draw:frame>
          <draw:rect draw:style-name="gr20" draw:text-style-name="P3" draw:layer="layout" svg:width="1.5cm" svg:height="0.5cm" svg:x="14.123cm" svg:y="6.035cm">
            <text:p text:style-name="P2"><text:span text:style-name="T1">rlonv(:iim)</text:span></text:p>
          </draw:rect>
          <draw:rect draw:style-name="gr20" draw:text-style-name="P3" draw:layer="layout" svg:width="1.5cm" svg:height="0.5cm" svg:x="15.623cm" svg:y="6.035cm">
            <text:p text:style-name="P2"><text:span text:style-name="T7">…</text:span></text:p>
          </draw:rect>
          <draw:rect draw:style-name="gr20" draw:text-style-name="P3" draw:layer="layout" svg:width="1.5cm" svg:height="0.5cm" svg:x="17.123cm" svg:y="6.035cm">
            <text:p text:style-name="P2"><text:span text:style-name="T1">rlonv(:iim)</text:span></text:p>
          </draw:rect>
          <draw:measure draw:style-name="gr21" draw:text-style-name="P9" draw:layer="layout" svg:x1="12.623cm" svg:y1="6.021cm" svg:x2="18.623cm" svg:y2="6.021cm">
            <text:p text:style-name="P9">(jjm-1) fois</text:p>
          </draw:measure>
        </draw:g>
        <draw:g>
          <draw:rect draw:style-name="gr16" draw:text-style-name="P3" draw:layer="layout" svg:width="3cm" svg:height="3.5cm" draw:transform="rotate (1.5707963267946) translate (6.027cm 15.461cm)">
            <text:p text:style-name="P4"/>
          </draw:rect>
          <draw:frame draw:style-name="gr24" draw:text-style-name="P8" draw:layer="layout" svg:width="1.128cm" svg:height="0.446cm" svg:x="1.723cm" svg:y="13.349cm">
            <draw:text-box>
              <text:p text:style-name="P4"><text:span text:style-name="T1">dyn_phy</text:span></text:p>
            </draw:text-box>
          </draw:frame>
          <draw:measure draw:style-name="gr21" draw:text-style-name="P10" draw:layer="layout" svg:x1="6.027cm" svg:y1="17.661cm" svg:x2="9.527cm" svg:y2="17.661cm">
            <text:p text:style-name="P10"><text:span text:style-name="T1">iim+1</text:span></text:p>
            <text:p text:style-name="P10"><text:span text:style-name="T1">(longitude,</text:span></text:p>
            <text:p text:style-name="P10"><text:span text:style-name="T1">dimension numéro 1)</text:span></text:p>
          </draw:measure>
          <draw:measure draw:style-name="gr21" draw:text-style-name="P10" draw:layer="layout" svg:x1="5.827cm" svg:y1="15.461cm" svg:x2="5.827cm" svg:y2="12.461cm">
            <text:p text:style-name="P10"><text:span text:style-name="T1">jjm+1</text:span></text:p>
            <text:p text:style-name="P10"><text:span text:style-name="T1">(latitude,</text:span></text:p>
            <text:p text:style-name="P10"><text:span text:style-name="T1">dimension numéro 2)</text:span></text:p>
          </draw:measure>
          <draw:frame draw:style-name="gr25" draw:text-style-name="P7" draw:layer="layout" svg:width="0.231cm" svg:height="0.446cm" svg:x="5.637cm" svg:y="12.441cm">
            <draw:text-box>
              <text:p text:style-name="P4"><text:span text:style-name="T1">N</text:span></text:p>
            </draw:text-box>
          </draw:frame>
          <draw:frame draw:style-name="gr26" draw:text-style-name="P7" draw:layer="layout" svg:width="0.18cm" svg:height="0.446cm" svg:x="5.743cm" svg:y="15.057cm">
            <draw:text-box>
              <text:p text:style-name="P4"><text:span text:style-name="T1">S</text:span></text:p>
            </draw:text-box>
          </draw:frame>
          <draw:line draw:style-name="gr9" draw:text-style-name="P3" draw:layer="layout" svg:x1="6.527cm" svg:y1="14.961cm" svg:x2="9.027cm" svg:y2="14.961cm">
            <text:p text:style-name="P4"/>
          </draw:line>
          <draw:line draw:style-name="gr9" draw:text-style-name="P3" draw:layer="layout" svg:x1="6.527cm" svg:y1="12.961cm" svg:x2="9.027cm" svg:y2="12.961cm">
            <text:p text:style-name="P4"/>
          </draw:line>
          <draw:line draw:style-name="gr9" draw:text-style-name="P3" draw:layer="layout" svg:x1="9.027cm" svg:y1="14.961cm" svg:x2="9.027cm" svg:y2="12.961cm">
            <text:p text:style-name="P4"/>
          </draw:line>
          <draw:line draw:style-name="gr9" draw:text-style-name="P3" draw:layer="layout" svg:x1="6.527cm" svg:y1="15.461cm" svg:x2="6.527cm" svg:y2="14.961cm">
            <text:p text:style-name="P4"/>
          </draw:line>
          <draw:line draw:style-name="gr9" draw:text-style-name="P3" draw:layer="layout" svg:x1="6.527cm" svg:y1="12.961cm" svg:x2="6.527cm" svg:y2="12.461cm">
            <text:p text:style-name="P4"/>
          </draw:line>
          <draw:frame draw:style-name="gr27" draw:text-style-name="P7" draw:layer="layout" svg:width="0.197cm" svg:height="0.446cm" svg:x="6.19cm" svg:y="12.441cm">
            <draw:text-box>
              <text:p text:style-name="P4"><text:span text:style-name="T1">T</text:span></text:p>
            </draw:text-box>
          </draw:frame>
          <draw:frame draw:style-name="gr27" draw:text-style-name="P7" draw:layer="layout" svg:width="0.197cm" svg:height="0.446cm" svg:x="6.19cm" svg:y="15.046cm">
            <draw:text-box>
              <text:p text:style-name="P4"><text:span text:style-name="T1">T</text:span></text:p>
            </draw:text-box>
          </draw:frame>
          <draw:frame draw:style-name="gr27" draw:text-style-name="P7" draw:layer="layout" svg:width="0.197cm" svg:height="0.446cm" svg:x="7.659cm" svg:y="13.629cm">
            <draw:text-box>
              <text:p text:style-name="P4"><text:span text:style-name="T1">T</text:span></text:p>
            </draw:text-box>
          </draw:frame>
          <draw:frame draw:style-name="gr26" draw:text-style-name="P7" draw:layer="layout" svg:width="0.18cm" svg:height="0.446cm" svg:x="7.659cm" svg:y="12.441cm">
            <draw:text-box>
              <text:p text:style-name="P4"><text:span text:style-name="T1">F</text:span></text:p>
            </draw:text-box>
          </draw:frame>
          <draw:frame draw:style-name="gr26" draw:text-style-name="P7" draw:layer="layout" svg:width="0.18cm" svg:height="0.446cm" svg:x="9.159cm" svg:y="12.441cm">
            <draw:text-box>
              <text:p text:style-name="P4"><text:span text:style-name="T1">F</text:span></text:p>
            </draw:text-box>
          </draw:frame>
          <draw:frame draw:style-name="gr26" draw:text-style-name="P7" draw:layer="layout" svg:width="0.18cm" svg:height="0.446cm" svg:x="7.659cm" svg:y="15.046cm">
            <draw:text-box>
              <text:p text:style-name="P4"><text:span text:style-name="T1">F</text:span></text:p>
            </draw:text-box>
          </draw:frame>
          <draw:frame draw:style-name="gr26" draw:text-style-name="P7" draw:layer="layout" svg:width="0.18cm" svg:height="0.446cm" svg:x="9.159cm" svg:y="15.046cm">
            <draw:text-box>
              <text:p text:style-name="P4"><text:span text:style-name="T1">F</text:span></text:p>
            </draw:text-box>
          </draw:frame>
          <draw:frame draw:style-name="gr26" draw:text-style-name="P7" draw:layer="layout" svg:width="0.18cm" svg:height="0.446cm" svg:x="9.159cm" svg:y="13.629cm">
            <draw:text-box>
              <text:p text:style-name="P4"><text:span text:style-name="T1">F</text:span></text:p>
            </draw:text-box>
          </draw:frame>
          <draw:rect draw:style-name="gr16" draw:text-style-name="P3" draw:layer="layout" svg:width="3cm" svg:height="3.5cm" svg:x="12.914cm" svg:y="11.957cm">
            <text:p text:style-name="P4"/>
          </draw:rect>
          <draw:measure draw:style-name="gr21" draw:text-style-name="P10" draw:layer="layout" svg:x1="11.514cm" svg:y1="11.957cm" svg:x2="11.514cm" svg:y2="15.457cm">
            <text:p text:style-name="P10"><text:span text:style-name="T1">iim+1</text:span></text:p>
            <text:p text:style-name="P10"><text:span text:style-name="T1">(longitude,</text:span></text:p>
            <text:p text:style-name="P10"><text:span text:style-name="T1">dimension numéro 1)</text:span></text:p>
          </draw:measure>
          <draw:measure draw:style-name="gr21" draw:text-style-name="P10" draw:layer="layout" svg:x1="12.914cm" svg:y1="17.857cm" svg:x2="15.914cm" svg:y2="17.857cm">
            <text:p text:style-name="P10"><text:span text:style-name="T1">jjm+1</text:span></text:p>
            <text:p text:style-name="P10"><text:span text:style-name="T1">(latitude,</text:span></text:p>
            <text:p text:style-name="P10"><text:span text:style-name="T1">dimension numéro 2)</text:span></text:p>
          </draw:measure>
          <draw:frame draw:style-name="gr25" draw:text-style-name="P8" draw:layer="layout" svg:width="0.231cm" svg:height="0.446cm" svg:x="13.014cm" svg:y="15.383cm">
            <draw:text-box>
              <text:p text:style-name="P4"><text:span text:style-name="T1">N</text:span></text:p>
            </draw:text-box>
          </draw:frame>
          <draw:frame draw:style-name="gr26" draw:text-style-name="P8" draw:layer="layout" svg:width="0.18cm" svg:height="0.446cm" svg:x="15.614cm" svg:y="15.383cm">
            <draw:text-box>
              <text:p text:style-name="P4"><text:span text:style-name="T1">S</text:span></text:p>
            </draw:text-box>
          </draw:frame>
          <draw:line draw:style-name="gr9" draw:text-style-name="P3" draw:layer="layout" svg:x1="13.414cm" svg:y1="12.457cm" svg:x2="13.414cm" svg:y2="14.957cm">
            <text:p text:style-name="P4"/>
          </draw:line>
          <draw:line draw:style-name="gr9" draw:text-style-name="P3" draw:layer="layout" svg:x1="15.414cm" svg:y1="12.457cm" svg:x2="15.414cm" svg:y2="14.957cm">
            <text:p text:style-name="P4"/>
          </draw:line>
          <draw:line draw:style-name="gr9" draw:text-style-name="P3" draw:layer="layout" svg:x1="13.414cm" svg:y1="14.957cm" svg:x2="15.414cm" svg:y2="14.957cm">
            <text:p text:style-name="P4"/>
          </draw:line>
          <draw:line draw:style-name="gr9" draw:text-style-name="P3" draw:layer="layout" svg:x1="12.914cm" svg:y1="12.457cm" svg:x2="13.414cm" svg:y2="12.457cm">
            <text:p text:style-name="P4"/>
          </draw:line>
          <draw:line draw:style-name="gr9" draw:text-style-name="P3" draw:layer="layout" svg:x1="15.414cm" svg:y1="12.457cm" svg:x2="15.914cm" svg:y2="12.457cm">
            <text:p text:style-name="P4"/>
          </draw:line>
          <draw:frame draw:style-name="gr27" draw:text-style-name="P8" draw:layer="layout" svg:width="0.197cm" svg:height="0.446cm" svg:x="13.014cm" svg:y="11.957cm">
            <draw:text-box>
              <text:p text:style-name="P4"><text:span text:style-name="T1">T</text:span></text:p>
            </draw:text-box>
          </draw:frame>
          <draw:frame draw:style-name="gr27" draw:text-style-name="P8" draw:layer="layout" svg:width="0.197cm" svg:height="0.446cm" svg:x="15.514cm" svg:y="11.957cm">
            <draw:text-box>
              <text:p text:style-name="P4"><text:span text:style-name="T1">T</text:span></text:p>
            </draw:text-box>
          </draw:frame>
          <draw:frame draw:style-name="gr27" draw:text-style-name="P8" draw:layer="layout" svg:width="0.197cm" svg:height="0.446cm" svg:x="14.314cm" svg:y="13.345cm">
            <draw:text-box>
              <text:p text:style-name="P4"><text:span text:style-name="T1">T</text:span></text:p>
            </draw:text-box>
          </draw:frame>
          <draw:frame draw:style-name="gr26" draw:text-style-name="P8" draw:layer="layout" svg:width="0.18cm" svg:height="0.446cm" svg:x="13.014cm" svg:y="13.345cm">
            <draw:text-box>
              <text:p text:style-name="P4"><text:span text:style-name="T1">F</text:span></text:p>
            </draw:text-box>
          </draw:frame>
          <draw:frame draw:style-name="gr26" draw:text-style-name="P8" draw:layer="layout" svg:width="0.18cm" svg:height="0.446cm" svg:x="13.014cm" svg:y="14.967cm">
            <draw:text-box>
              <text:p text:style-name="P4"><text:span text:style-name="T1">F</text:span></text:p>
            </draw:text-box>
          </draw:frame>
          <draw:frame draw:style-name="gr26" draw:text-style-name="P8" draw:layer="layout" svg:width="0.18cm" svg:height="0.446cm" svg:x="14.314cm" svg:y="14.957cm">
            <draw:text-box>
              <text:p text:style-name="P4"><text:span text:style-name="T1">F</text:span></text:p>
            </draw:text-box>
          </draw:frame>
          <draw:frame draw:style-name="gr26" draw:text-style-name="P8" draw:layer="layout" svg:width="0.18cm" svg:height="0.446cm" svg:x="15.614cm" svg:y="14.967cm">
            <draw:text-box>
              <text:p text:style-name="P4"><text:span text:style-name="T1">F</text:span></text:p>
            </draw:text-box>
          </draw:frame>
          <draw:frame draw:style-name="gr26" draw:text-style-name="P8" draw:layer="layout" svg:width="0.18cm" svg:height="0.446cm" svg:x="15.514cm" svg:y="13.345cm">
            <draw:text-box>
              <text:p text:style-name="P4"><text:span text:style-name="T1">F</text:span></text:p>
            </draw:text-box>
          </draw:frame>
        </draw:g>
        <draw:g>
          <draw:rect draw:style-name="gr16" draw:text-style-name="P11" draw:layer="layout" svg:width="2.5cm" svg:height="3.5cm" svg:x="5.223cm" svg:y="19.457cm">
            <text:p text:style-name="P4"/>
          </draw:rect>
          <draw:frame draw:style-name="gr28" draw:text-style-name="P12" draw:layer="layout" svg:width="0.993cm" svg:height="0.446cm" svg:x="1.723cm" svg:y="20.949cm">
            <draw:text-box>
              <text:p text:style-name="P4"><text:span text:style-name="T8">mask_v</text:span></text:p>
            </draw:text-box>
          </draw:frame>
          <draw:measure draw:style-name="gr21" draw:text-style-name="P13" draw:layer="layout" svg:x1="3.823cm" svg:y1="19.457cm" svg:x2="3.823cm" svg:y2="22.957cm">
            <text:p text:style-name="P13"><text:span text:style-name="T8">iim+1</text:span></text:p>
            <text:p text:style-name="P13"><text:span text:style-name="T8">(longitude)</text:span></text:p>
          </draw:measure>
          <draw:measure draw:style-name="gr21" draw:text-style-name="P13" draw:layer="layout" svg:x1="5.223cm" svg:y1="25.257cm" svg:x2="7.723cm" svg:y2="25.257cm">
            <text:p text:style-name="P13"><text:span text:style-name="T8">jjm</text:span></text:p>
            <text:p text:style-name="P13"><text:span text:style-name="T8">(latitude)</text:span></text:p>
          </draw:measure>
          <draw:frame draw:style-name="gr25" draw:text-style-name="P12" draw:layer="layout" svg:width="0.231cm" svg:height="0.446cm" svg:x="4.923cm" svg:y="22.883cm">
            <draw:text-box>
              <text:p text:style-name="P4"><text:span text:style-name="T8">N</text:span></text:p>
            </draw:text-box>
          </draw:frame>
          <draw:frame draw:style-name="gr26" draw:text-style-name="P12" draw:layer="layout" svg:width="0.18cm" svg:height="0.446cm" svg:x="7.823cm" svg:y="22.883cm">
            <draw:text-box>
              <text:p text:style-name="P4"><text:span text:style-name="T8">S</text:span></text:p>
            </draw:text-box>
          </draw:frame>
          <draw:line draw:style-name="gr9" draw:text-style-name="P11" draw:layer="layout" svg:x1="5.723cm" svg:y1="19.957cm" svg:x2="5.723cm" svg:y2="22.457cm">
            <text:p text:style-name="P4"/>
          </draw:line>
          <draw:line draw:style-name="gr9" draw:text-style-name="P11" draw:layer="layout" svg:x1="5.723cm" svg:y1="22.457cm" svg:x2="7.723cm" svg:y2="22.457cm">
            <text:p text:style-name="P4"/>
          </draw:line>
          <draw:line draw:style-name="gr9" draw:text-style-name="P11" draw:layer="layout" svg:x1="5.223cm" svg:y1="19.957cm" svg:x2="5.723cm" svg:y2="19.957cm">
            <text:p text:style-name="P4"/>
          </draw:line>
          <draw:frame draw:style-name="gr27" draw:text-style-name="P12" draw:layer="layout" svg:width="0.197cm" svg:height="0.446cm" svg:x="5.323cm" svg:y="19.457cm">
            <draw:text-box>
              <text:p text:style-name="P4"><text:span text:style-name="T8">T</text:span></text:p>
            </draw:text-box>
          </draw:frame>
          <draw:frame draw:style-name="gr29" draw:text-style-name="P12" draw:layer="layout" svg:width="0.569cm" svg:height="0.446cm" svg:x="7.323cm" svg:y="19.457cm">
            <draw:text-box>
              <text:p text:style-name="P4"><text:span text:style-name="T8">T(2)</text:span></text:p>
            </draw:text-box>
          </draw:frame>
          <draw:frame draw:style-name="gr27" draw:text-style-name="P12" draw:layer="layout" svg:width="0.197cm" svg:height="0.446cm" svg:x="6.623cm" svg:y="20.845cm">
            <draw:text-box>
              <text:p text:style-name="P4"><text:span text:style-name="T8">T</text:span></text:p>
            </draw:text-box>
          </draw:frame>
          <draw:frame draw:style-name="gr26" draw:text-style-name="P12" draw:layer="layout" svg:width="0.18cm" svg:height="0.446cm" svg:x="5.323cm" svg:y="20.845cm">
            <draw:text-box>
              <text:p text:style-name="P4"><text:span text:style-name="T8">F</text:span></text:p>
            </draw:text-box>
          </draw:frame>
          <draw:frame draw:style-name="gr26" draw:text-style-name="P12" draw:layer="layout" svg:width="0.18cm" svg:height="0.446cm" svg:x="6.623cm" svg:y="22.457cm">
            <draw:text-box>
              <text:p text:style-name="P4"><text:span text:style-name="T8">F</text:span></text:p>
            </draw:text-box>
          </draw:frame>
          <draw:line draw:style-name="gr30" draw:text-style-name="P11" draw:layer="layout" svg:x1="7.223cm" svg:y1="19.457cm" svg:x2="7.223cm" svg:y2="19.957cm">
            <text:p text:style-name="P4"/>
          </draw:line>
          <draw:line draw:style-name="gr30" draw:text-style-name="P11" draw:layer="layout" svg:x1="7.723cm" svg:y1="19.957cm" svg:x2="7.223cm" svg:y2="19.957cm">
            <text:p text:style-name="P4"/>
          </draw:line>
          <draw:rect draw:style-name="gr16" draw:text-style-name="P11" draw:layer="layout" svg:width="3.5cm" svg:height="2.5cm" svg:x="12.223cm" svg:y="19.457cm">
            <text:p text:style-name="P4"/>
          </draw:rect>
          <draw:measure draw:style-name="gr31" draw:text-style-name="P13" draw:layer="layout" svg:x1="10.823cm" svg:y1="19.457cm" svg:x2="10.823cm" svg:y2="21.957cm">
            <text:p text:style-name="P13"><text:span text:style-name="T8">jjm</text:span></text:p>
            <text:p text:style-name="P13"><text:span text:style-name="T8">(latitude,</text:span></text:p>
            <text:p text:style-name="P13"><text:span text:style-name="T8">dimension n° 2)</text:span></text:p>
          </draw:measure>
          <draw:measure draw:style-name="gr21" draw:text-style-name="P13" draw:layer="layout" svg:x1="12.223cm" svg:y1="24.257cm" svg:x2="15.723cm" svg:y2="24.257cm">
            <text:p text:style-name="P13"><text:span text:style-name="T8">iim+1</text:span></text:p>
            <text:p text:style-name="P13"><text:span text:style-name="T8">(longitude,</text:span></text:p>
            <text:p text:style-name="P13"><text:span text:style-name="T8">dimension numéro 1)</text:span></text:p>
          </draw:measure>
          <draw:frame draw:style-name="gr25" draw:text-style-name="P12" draw:layer="layout" svg:width="0.231cm" svg:height="0.446cm" svg:x="11.923cm" svg:y="18.983cm">
            <draw:text-box>
              <text:p text:style-name="P4"><text:span text:style-name="T8">N</text:span></text:p>
            </draw:text-box>
          </draw:frame>
          <draw:frame draw:style-name="gr26" draw:text-style-name="P12" draw:layer="layout" svg:width="0.18cm" svg:height="0.446cm" svg:x="11.923cm" svg:y="21.957cm">
            <draw:text-box>
              <text:p text:style-name="P4"><text:span text:style-name="T8">S</text:span></text:p>
            </draw:text-box>
          </draw:frame>
          <draw:frame draw:style-name="gr27" draw:text-style-name="P12" draw:layer="layout" svg:width="0.197cm" svg:height="0.446cm" svg:x="12.323cm" svg:y="19.457cm">
            <draw:text-box>
              <text:p text:style-name="P4"><text:span text:style-name="T8">T</text:span></text:p>
            </draw:text-box>
          </draw:frame>
          <draw:frame draw:style-name="gr29" draw:text-style-name="P12" draw:layer="layout" svg:width="0.569cm" svg:height="0.446cm" svg:x="12.323cm" svg:y="21.511cm">
            <draw:text-box>
              <text:p text:style-name="P4"><text:span text:style-name="T8">T(2)</text:span></text:p>
            </draw:text-box>
          </draw:frame>
          <draw:frame draw:style-name="gr27" draw:text-style-name="P12" draw:layer="layout" svg:width="0.197cm" svg:height="0.446cm" svg:x="13.623cm" svg:y="20.645cm">
            <draw:text-box>
              <text:p text:style-name="P4"><text:span text:style-name="T8">T</text:span></text:p>
            </draw:text-box>
          </draw:frame>
          <draw:frame draw:style-name="gr26" draw:text-style-name="P12" draw:layer="layout" svg:width="0.18cm" svg:height="0.446cm" svg:x="14.043cm" svg:y="19.457cm">
            <draw:text-box>
              <text:p text:style-name="P4"><text:span text:style-name="T8">F</text:span></text:p>
            </draw:text-box>
          </draw:frame>
          <draw:frame draw:style-name="gr26" draw:text-style-name="P12" draw:layer="layout" svg:width="0.18cm" svg:height="0.446cm" svg:x="15.423cm" svg:y="20.657cm">
            <draw:text-box>
              <text:p text:style-name="P4"><text:span text:style-name="T8">F</text:span></text:p>
            </draw:text-box>
          </draw:frame>
          <draw:line draw:style-name="gr30" draw:text-style-name="P11" draw:layer="layout" svg:x1="12.723cm" svg:y1="21.457cm" svg:x2="12.723cm" svg:y2="21.957cm">
            <text:p text:style-name="P4"/>
          </draw:line>
          <draw:line draw:style-name="gr30" draw:text-style-name="P11" draw:layer="layout" svg:x1="12.723cm" svg:y1="21.457cm" svg:x2="12.223cm" svg:y2="21.457cm">
            <text:p text:style-name="P4"/>
          </draw:line>
          <draw:line draw:style-name="gr9" draw:text-style-name="P11" draw:layer="layout" svg:x1="12.723cm" svg:y1="19.957cm" svg:x2="15.223cm" svg:y2="19.957cm">
            <text:p text:style-name="P4"/>
          </draw:line>
          <draw:line draw:style-name="gr9" draw:text-style-name="P11" draw:layer="layout" svg:x1="12.723cm" svg:y1="19.457cm" svg:x2="12.723cm" svg:y2="19.957cm">
            <text:p text:style-name="P4"/>
          </draw:line>
          <draw:line draw:style-name="gr9" draw:text-style-name="P11" draw:layer="layout" svg:x1="15.223cm" svg:y1="19.957cm" svg:x2="15.223cm" svg:y2="21.957cm">
            <text:p text:style-name="P4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Andale Sans UI'" style:font-pitch-asian="variable" style:font-size-asian="24pt" style:language-asian="fr" style:country-asian="FR" style:font-family-complex="Lucidasans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57cm" fo:margin-bottom="0.455cm" fo:margin-left="0.423cm" fo:margin-right="0.454cm" fo:page-width="20.989cm" fo:page-height="29.70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1-23T11:20:05</meta:creation-date>
    <dc:date>2008-06-10T14:36:50</dc:date>
    <dc:language>fr-FR</dc:language>
    <meta:editing-cycles>42</meta:editing-cycles>
    <meta:editing-duration>PT18H15M25S</meta:editing-duration>
    <meta:user-defined meta:name="Info 1"/>
    <meta:user-defined meta:name="Info 2"/>
    <meta:user-defined meta:name="Info 3"/>
    <meta:user-defined meta:name="Info 4"/>
    <meta:document-statistic meta:object-count="170"/>
  </office:meta>
</office:document-meta>
</file>